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lan for Chocolate Keen (for later)</text:p>
      <text:p text:style-name="Standard"/>
      <text:p text:style-name="Standard">When Chocolate Keen is started for the first time:</text:p>
      <text:list xml:id="list8769568551" text:style-name="L1">
        <text:list-item>
          <text:p text:style-name="P1">It should be able to autodetect, and let you choose, existing copies of Keen games it knows to handle (e.g. Steam copies).</text:p>
        </text:list-item>
        <text:list-item>
          <text:p text:style-name="P1">Alternatively, it should be possible to select such a copy by manually picking a folder. For the sake of simplicity let's limit ourselves to the ASCII charset only, with possible exceptions for a few known paths/folders.</text:p>
        </text:list-item>
        <text:list-item>
          <text:p text:style-name="P1">Built-in modding support? Is expected to be very limited, if there's any.</text:p>
        </text:list-item>
        <text:list-item>
          <text:p text:style-name="P1">For more modding capacities, a modification of Chocolate Keen itself is required.</text:p>
        </text:list-item>
        <text:list-item>
          <text:p text:style-name="P1">Don't think about anything like DLLs for mods – Not working well on some platforms.</text:p>
        </text:list-item>
      </text:list>
      <text:p text:style-name="Standard"/>
      <text:p text:style-name="Standard">Furthermore, there should be two kinds of files to handle. Well, actually three:</text:p>
      <text:list xml:id="list1925871078" text:style-name="L2">
        <text:list-item>
          <text:p text:style-name="P2">Read-only data files from a game/mod (like maps).</text:p>
        </text:list-item>
        <text:list-item>
          <text:p text:style-name="P2">Read-write game/mod specific files such as saved games.</text:p>
        </text:list-item>
        <text:list-item>
          <text:p text:style-name="P2">Chocolate Keen specific configuration file(s).</text:p>
        </text:list-item>
      </text:list>
      <text:p text:style-name="Standard"/>
      <text:p text:style-name="Standard">Before the specific paths are chosen, a wrapper around platform-specific file I/O functions should be written for features like:</text:p>
      <text:list xml:id="list766816766" text:style-name="L3">
        <text:list-item>
          <text:p text:style-name="P3">Creating new (sub)directories.</text:p>
        </text:list-item>
        <text:list-item>
          <text:p text:style-name="P3">Handling non-ASCII paths and files</text:p>
        </text:list-item>
      </text:list>
      <text:p text:style-name="Standard"/>
      <text:p text:style-name="Standard">Note these do NOT include any portion of UI itself. For that, only ASCII paths can be shown, if any.</text:p>
      <text:p text:style-name="Standard"/>
      <text:p text:style-name="Standard">So now we can pick the files like this:</text:p>
      <text:list xml:id="list2174913195" text:style-name="L4">
        <text:list-item>
          <text:p text:style-name="P4">For any game, its read-only data folder, to be listed as “Keen 1 v1.31” by the UI or so.</text:p>
        </text:list-item>
        <text:list-item>
          <text:p text:style-name="P4">For any mod, such a folder should also have a special file (chocolate-keen.mod?) describing details like name and dependency on a specific Keen episode and version.</text:p>
        </text:list-item>
        <text:list-item>
          <text:p text:style-name="P4">Configuration for vanilla Keen: Store in a place like &lt;config_prefix&gt;/KEEN1/1.31.</text:p>
        </text:list-item>
        <text:list-item>
          <text:p text:style-name="P4">Configuration for mod: Store in a place like &lt;config_prefix&gt;/MODS/NAME, where NAME is picked by the user. A default name (based on the MOD's folder name) is chosen and can be changed, using only a small set of permitted characters (a subset of ASCII).</text:p>
        </text:list-item>
      </text:list>
      <text:p text:style-name="Standard"/>
      <text:p text:style-name="Standard">Furthermore consider variations of game/mod specific variations of chocolate-keen.cfg.</text:p>
      <text:p text:style-name="Standard"/>
      <text:p text:style-name="Standard">Finally, consider supporting internal read-only gamedata. Two cases to consider:</text:p>
      <text:list xml:id="list1013721448" text:style-name="L5">
        <text:list-item>
          <text:p text:style-name="P5">Automatic downloads of shareware releases.</text:p>
        </text:list-item>
        <text:list-item>
          <text:p text:style-name="P5">A modification of Chocolate Keen aiming to support some mod may have an internal copy of the mod in question.</text:p>
        </text:list-item>
      </text:list>
      <text:p text:style-name="Standard"/>
      <text:p text:style-name="Standard">So, in general, *up to two* read-only data paths should be used at once: For Keen, and for a mod.</text:p>
      <text:p text:style-name="Standard"/>
      <text:p text:style-name="Standard">* checksum for mod “configuration” files needs some though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DejaVu Sans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y00123 </meta:initial-creator>
    <meta:creation-date>2014-01-14T22:36:31</meta:creation-date>
    <dc:date>2014-01-15T12:03:21</dc:date>
    <dc:creator>ny00123 </dc:creator>
    <meta:editing-duration>PT12M10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1" meta:paragraph-count="26" meta:word-count="389" meta:character-count="2300" meta:non-whitespace-character-count="1953"/>
  </office:meta>
</office:document-meta>
</file>